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MockitoLogger.log( Object w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MockitoLog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MockitoLogger.e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itoLogger.getLogged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itoLogg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